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84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7" draw:layer="layout" svg:width="19.431cm" svg:height="11.092cm" svg:x="4.285cm" svg:y="3.8cm">
          <draw:text-box>
            <text:p text:style-name="P2"><text:span text:style-name="T1">Jewish leaders want to </text:span></text:p>
            <text:p text:style-name="P2"><text:span text:style-name="T1">kill Jesus</text:span></text:p>
            <text:p text:style-name="P3"><text:span text:style-name="T2">(John 7:1-2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13:08:15.634000000</dc:date>
    <meta:editing-duration>PT2H23M4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